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4216666666667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3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0" table:number-rows-spanned="1" table:style-name="ce2">
            <text:p>temps d’exécution des différents runs (en ms)</text:p>
          </table:table-cell>
          <table:covered-table-cell table:number-columns-repeated="9"/>
          <table:table-cell table:number-columns-repeated="16373" table:style-name="ce1"/>
        </table:table-row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tps1</text:p>
          </table:table-cell>
          <table:table-cell office:value-type="string" table:style-name="ce1">
            <text:p>tps2</text:p>
          </table:table-cell>
          <table:table-cell office:value-type="string" table:style-name="ce1">
            <text:p>tps3</text:p>
          </table:table-cell>
          <table:table-cell office:value-type="string" table:style-name="ce1">
            <text:p>tps4</text:p>
          </table:table-cell>
          <table:table-cell office:value-type="string" table:style-name="ce1">
            <text:p>tps5</text:p>
          </table:table-cell>
          <table:table-cell office:value-type="string" table:style-name="ce1">
            <text:p>tps6</text:p>
          </table:table-cell>
          <table:table-cell office:value-type="string" table:style-name="ce1">
            <text:p>tps7</text:p>
          </table:table-cell>
          <table:table-cell office:value-type="string" table:style-name="ce1">
            <text:p>tps8</text:p>
          </table:table-cell>
          <table:table-cell office:value-type="string" table:style-name="ce1">
            <text:p>tps9</text:p>
          </table:table-cell>
          <table:table-cell office:value-type="string" table:style-name="ce1">
            <text:p>tps10</text:p>
          </table:table-cell>
          <table:table-cell office:value-type="string" table:style-name="ce1">
            <text:p>moyen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.2</text:p>
          </table:table-cell>
          <table:table-cell office:value-type="string" table:style-name="ce1">
            <text:p>21.0001</text:p>
          </table:table-cell>
          <table:table-cell office:value-type="string" table:style-name="ce1">
            <text:p>21.9998</text:p>
          </table:table-cell>
          <table:table-cell office:value-type="string" table:style-name="ce1">
            <text:p>21.999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25.0001</text:p>
          </table:table-cell>
          <table:table-cell office:value-type="string" table:style-name="ce1">
            <text:p>23.999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28.999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4.5" table:formula="of:=AVERAGE([.B4:.K4])" table:style-name="ce1">
            <text:p>24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.3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23.9999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9.0001</text:p>
          </table:table-cell>
          <table:table-cell office:value-type="float" office:value="20" table:style-name="ce1">
            <text:p>20</text:p>
          </table:table-cell>
          <table:table-cell office:value-type="float" office:value="23.5" table:formula="of:=AVERAGE([.B5:.K5])" table:style-name="ce1">
            <text:p>23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.4a</text:p>
          </table:table-cell>
          <table:table-cell office:value-type="float" office:value="40" table:style-name="ce1">
            <text:p>40</text:p>
          </table:table-cell>
          <table:table-cell office:value-type="float" office:value="43.999899999999997" table:style-name="ce1">
            <text:p>43,9999</text:p>
          </table:table-cell>
          <table:table-cell office:value-type="float" office:value="33" table:style-name="ce1">
            <text:p>33</text:p>
          </table:table-cell>
          <table:table-cell office:value-type="float" office:value="42.000100000000003" table:style-name="ce1">
            <text:p>42,0001</text:p>
          </table:table-cell>
          <table:table-cell office:value-type="float" office:value="39" table:style-name="ce1">
            <text:p>39</text:p>
          </table:table-cell>
          <table:table-cell office:value-type="float" office:value="42.000100000000003" table:style-name="ce1">
            <text:p>42,0001</text:p>
          </table:table-cell>
          <table:table-cell office:value-type="float" office:value="33" table:style-name="ce1">
            <text:p>33</text:p>
          </table:table-cell>
          <table:table-cell office:value-type="float" office:value="44.000100000000003" table:style-name="ce1">
            <text:p>44,0001</text:p>
          </table:table-cell>
          <table:table-cell office:value-type="float" office:value="107" table:style-name="ce1">
            <text:p>107</text:p>
          </table:table-cell>
          <table:table-cell office:value-type="float" office:value="72" table:style-name="ce1">
            <text:p>72</text:p>
          </table:table-cell>
          <table:table-cell office:value-type="float" office:value="49.600019999999994" table:formula="of:=AVERAGE([.B6:.K6])" table:style-name="ce1">
            <text:p>49,600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.4b</text:p>
          </table:table-cell>
          <table:table-cell office:value-type="float" office:value="36" table:style-name="ce1">
            <text:p>36</text:p>
          </table:table-cell>
          <table:table-cell office:value-type="float" office:value="43.999899999999997" table:style-name="ce1">
            <text:p>43,9999</text:p>
          </table:table-cell>
          <table:table-cell office:value-type="float" office:value="33.0002" table:style-name="ce1">
            <text:p>33,0002</text:p>
          </table:table-cell>
          <table:table-cell office:value-type="float" office:value="45.000100000000003" table:style-name="ce1">
            <text:p>45,0001</text:p>
          </table:table-cell>
          <table:table-cell office:value-type="float" office:value="51.9998" table:style-name="ce1">
            <text:p>51,9998</text:p>
          </table:table-cell>
          <table:table-cell office:value-type="float" office:value="52" table:style-name="ce1">
            <text:p>52</text:p>
          </table:table-cell>
          <table:table-cell office:value-type="float" office:value="33.999899999999997" table:style-name="ce1">
            <text:p>33,9999</text:p>
          </table:table-cell>
          <table:table-cell office:value-type="float" office:value="45.000100000000003" table:style-name="ce1">
            <text:p>45,0001</text:p>
          </table:table-cell>
          <table:table-cell office:value-type="float" office:value="59.999899999999997" table:style-name="ce1">
            <text:p>59,9999</text:p>
          </table:table-cell>
          <table:table-cell office:value-type="float" office:value="36.999899999999997" table:style-name="ce1">
            <text:p>36,9999</text:p>
          </table:table-cell>
          <table:table-cell office:value-type="float" office:value="43.799980000000005" table:formula="of:=AVERAGE([.B7:.K7])" table:style-name="ce1">
            <text:p>43,7999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.6-50</text:p>
          </table:table-cell>
          <table:table-cell office:value-type="float" office:value="17" table:style-name="ce1">
            <text:p>17</text:p>
          </table:table-cell>
          <table:table-cell office:value-type="float" office:value="18.0001" table:style-name="ce1">
            <text:p>18,0001</text:p>
          </table:table-cell>
          <table:table-cell office:value-type="float" office:value="23" table:style-name="ce1">
            <text:p>23</text:p>
          </table:table-cell>
          <table:table-cell office:value-type="float" office:value="25.0001" table:style-name="ce1">
            <text:p>25,0001</text:p>
          </table:table-cell>
          <table:table-cell office:value-type="float" office:value="19.0001" table:style-name="ce1">
            <text:p>19,0001</text:p>
          </table:table-cell>
          <table:table-cell office:value-type="float" office:value="24.9999" table:style-name="ce1">
            <text:p>24,9999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0.9999" table:style-name="ce1">
            <text:p>20,9999</text:p>
          </table:table-cell>
          <table:table-cell office:value-type="float" office:value="22.100010000000001" table:formula="of:=AVERAGE([.B8:.K8])" table:style-name="ce1">
            <text:p>22,1000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.6-32</text:p>
          </table:table-cell>
          <table:table-cell office:value-type="float" office:value="16" table:style-name="ce1">
            <text:p>16</text:p>
          </table:table-cell>
          <table:table-cell office:value-type="float" office:value="19.0001" table:style-name="ce1">
            <text:p>19,0001</text:p>
          </table:table-cell>
          <table:table-cell office:value-type="float" office:value="15.0001" table:style-name="ce1">
            <text:p>15,0001</text:p>
          </table:table-cell>
          <table:table-cell office:value-type="float" office:value="9.9999900000000004" table:style-name="ce1">
            <text:p>9,99999</text:p>
          </table:table-cell>
          <table:table-cell office:value-type="float" office:value="9.9999900000000004" table:style-name="ce1">
            <text:p>9,99999</text:p>
          </table:table-cell>
          <table:table-cell office:value-type="float" office:value="10.9999" table:style-name="ce1">
            <text:p>10,9999</text:p>
          </table:table-cell>
          <table:table-cell office:value-type="float" office:value="13" table:style-name="ce1">
            <text:p>13</text:p>
          </table:table-cell>
          <table:table-cell office:value-type="float" office:value="19.0001" table:style-name="ce1">
            <text:p>19,0001</text:p>
          </table:table-cell>
          <table:table-cell office:value-type="float" office:value="13.9999" table:style-name="ce1">
            <text:p>13,9999</text:p>
          </table:table-cell>
          <table:table-cell office:value-type="float" office:value="17.0002" table:style-name="ce1">
            <text:p>17,0002</text:p>
          </table:table-cell>
          <table:table-cell office:value-type="float" office:value="14.400028000000001" table:formula="of:=AVERAGE([.B9:.K9])" table:style-name="ce1">
            <text:p>14,400028</text:p>
          </table:table-cell>
          <table:table-cell table:number-columns-repeated="1637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Claire Caruyer</dc:creator>
    <meta:creation-date>2022-02-21T09:24:37Z</meta:creation-date>
    <dc:date>2022-06-20T12:40:59Z</dc:date>
    <meta:editing-cycles>8</meta:editing-cycles>
    <meta:editing-duration>PT1163S</meta:editing-duration>
  </office:meta>
</office:document-meta>
</file>